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Aptos Narrow1" svg:font-family="'Aptos Narro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8.16pt"/>
    </style:style>
    <style:style style:name="co2" style:family="table-column">
      <style:table-column-properties fo:break-before="auto" style:column-width="131.41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4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roperty Numb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HM Land Registry tile number, if known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ddress (if know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ostcode (if know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f the address is not known provide a description of the property. </text:p>
            <text:p/>
            <text:p>If required, insert a map or photograph showing the boundary of the land or propert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t is the business interest in the property?</text:p>
            <text:p>(Freehold/Leasehold/Licensed to occupy land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f known, what date did the business obtain an interest in the land or property? (DD/MM/YYYY or YYYY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s the business revoked the option to tax interest in this property? </text:p>
            <text:p>(Yes/No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f known, what date was the VAT1614C or 1614J form submitted to HMRC?</text:p>
            <text:p>(DD/MM/YYYY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f known, what date was the VAT1614C or 1614J form accepted by HMRC?</text:p>
            <text:p>(DD/MM/YYYY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s the business previously applied or still applies any exclusions on the opted properties?</text:p>
            <text:p>(Yes/No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t kind of exclusions have been applied to the property? </text:p>
            <text:p>(Full or Partial exclusions) </text:p>
            <text:p>A list of exclusions can be found on VAT Notice 742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ovide more details about any other type of exclusion as approved by HMRC. Include a case reference number, if you have on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t date was the property <text:s/>excluded? (DD/MM/YYYY or YYYY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s the acquisition of the property included in a transfer of a going concern?</text:p>
            <text:p>(Yes/No)</text:p>
            <text:p/>
            <text:p>If no, move to row 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t date was the property acquired as TOGC?</text:p>
            <text:p>(DD/MM/YYYY or YYYY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t is the business name of the previous owner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dress of the previous owner if it was in the U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t is the VAT registration number of the previous owner? Once answered move to row 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s the property originally acquired with input tax reclaimed on the purchase?</text:p>
            <text:p>(Yes/no/don't know)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as the property exempt from VAT when it was acquired?</text:p>
            <text:p>(Yes/no/don't know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f known, what was the amount of VAT reclaimed as input tax on the acquisition of the property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f known, what was the VAT return period on which the input tax was claimed?</text:p>
            <text:p>(MM/YYYY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as this property been sold now? (Yes/No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as the property transferred as a going concern? (Yes/no/don't know)</text:p>
            <text:p/>
            <text:p>If no, move to row 35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f known, what date was the property transferred as a going concern? (DD/MM/YYYY or YYYY)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Was the property transferred for a consideration in money?</text:p>
            <text:p>(Yes/no/don't know)</text:p>
            <text:p>If yes, move to row 3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o you know the open market value of the property?</text:p>
            <text:p>(Yes/no/don't know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f known, what was the open market value of the property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o did the valuation of the property? </text:p>
            <text:p>(RICS registered Valuer/VOA/other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was the sale price of the property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is the business name of the new owner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is the address of the new owner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is the VAT registration number of the new owner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date was the property sold?</text:p>
            <text:p>(DD/MM/YYYY or YYYY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as the property transferred for a consideration in money?</text:p>
            <text:p>(Yes/no/don't know)</text:p>
            <text:p>If yes, move to row 4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o you know the open market value of the property?</text:p>
            <text:p>(Yes/no/don't know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f known, what was the open market value of the property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o did the valuation of the property? </text:p>
            <text:p>(RICS registered Valuer/VOA/other) Once completed move to row 4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as VAT charged on the sale of the property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f no, tell us why VAT was not charged on the sale price of the property.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was the amount of VAT charged on the sale of the property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was the sale price of the property excluding VAT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is the business name of the new owner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is the address of the new owner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f known, what is the VAT registration of the buyer? Once completed move to row 5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s the business retaining any interests or ownership in the property? (Yes/no) If yes, move to row 5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l us what is happening to the property at deregistr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is the current market value of the property at the date of completing this form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o did the valuation of the property? </text:p>
            <text:p>(RICS registered Valuer/VOA/other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ill you be making the final adjustment under the Capital Goods Scheme (CGS)?</text:p>
            <text:p>(Yes/No)</text:p>
          </table:table-cell>
          <table:table-cell table:number-columns-repeated="1023"/>
        </table:table-row>
        <table:table-row table:style-name="ro2" table:number-rows-repeated="949">
          <table:table-cell table:style-name="ce2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Aptos Narrow1" svg:font-family="'Aptos Narro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54pt" fo:margin-left="0pt" fo:margin-right="0pt" fo:margin-top="43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>
        <text:p><text:span text:style-name="MT1">_x000D_#000000 OFFICIAL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5T07:42:32</meta:creation-date>
    <meta:initial-creator>Robert Ross</meta:initial-creator>
    <meta:document-statistic meta:table-count="1" meta:cell-count="56" meta:object-count="0"/>
    <meta:generator>LibreOfficeDev/6.0.5.2$Linux_X86_64 LibreOffice_project/</meta:generator>
    <meta:user-defined meta:name="MSIP_Label_f9af038e-07b4-4369-a678-c835687cb272_ActionId">f8fd2b10-b1b9-42e7-875d-19225d6a0f42</meta:user-defined>
    <meta:user-defined meta:name="MSIP_Label_f9af038e-07b4-4369-a678-c835687cb272_ContentBits">2</meta:user-defined>
    <meta:user-defined meta:name="MSIP_Label_f9af038e-07b4-4369-a678-c835687cb272_Enabled">true</meta:user-defined>
    <meta:user-defined meta:name="MSIP_Label_f9af038e-07b4-4369-a678-c835687cb272_Method">Standard</meta:user-defined>
    <meta:user-defined meta:name="MSIP_Label_f9af038e-07b4-4369-a678-c835687cb272_Name" meta:value-type="string">OFFICIAL</meta:user-defined>
    <meta:user-defined meta:name="MSIP_Label_f9af038e-07b4-4369-a678-c835687cb272_SetDate" meta:value-type="string">2025-08-15T13:11:05Z</meta:user-defined>
    <meta:user-defined meta:name="MSIP_Label_f9af038e-07b4-4369-a678-c835687cb272_SiteId" meta:value-type="string">ac52f73c-fd1a-4a9a-8e7a-4a248f3139e1</meta:user-defined>
    <meta:user-defined meta:name="MSIP_Label_f9af038e-07b4-4369-a678-c835687cb272_Tag" meta:value-type="string">10, 3, 0, 1</meta:user-defined>
  </office:meta>
</office:document-meta>
</file>